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752bf" officeooo:paragraph-rsid="001752bf" style:font-size-asian="15pt" style:font-weight-asian="normal" style:font-size-complex="15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049-BUSCAR LOS CODIGOS ASCII Y UNICODE DE (VER LISTA)</text:p>
      <text:p text:style-name="P1"/>
      <text:p text:style-name="P2">ASCII:</text:p>
      <text:p text:style-name="P2"/>
      <text:p text:style-name="P2"><text:tab/><text:tab/><text:span text:style-name="T1">Caracter</text:span><text:span text:style-name="T2"> <text:tab/><text:tab/><text:tab/></text:span><text:span text:style-name="T1">Codigo (Dec/Hex)</text:span></text:p>
      <text:p text:style-name="P2"><text:span text:style-name="T2"/></text:p>
      <text:p text:style-name="P2"><text:span text:style-name="T2"><text:tab/><text:tab/>CR<text:tab/><text:tab/>--------<text:tab/>13/D</text:span></text:p>
      <text:p text:style-name="P2"><text:span text:style-name="T2"><text:tab/><text:tab/>LF<text:tab/><text:tab/>--------<text:tab/>10/A</text:span></text:p>
      <text:p text:style-name="P2"><text:span text:style-name="T2"><text:tab/><text:tab/>TAB<text:tab/><text:tab/>--------<text:tab/>9/9</text:span></text:p>
      <text:p text:style-name="P2"><text:span text:style-name="T2"><text:tab/><text:tab/>Espacio<text:tab/>--------<text:tab/>32/20</text:span></text:p>
      <text:p text:style-name="P2"><text:span text:style-name="T2"><text:tab/><text:tab/>A<text:tab/><text:tab/>--------<text:tab/>65/41</text:span></text:p>
      <text:p text:style-name="P2"><text:span text:style-name="T2"><text:tab/><text:tab/>a<text:tab/><text:tab/>--------<text:tab/>97/6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8:48:50.347992055</meta:creation-date>
    <meta:generator>LibreOffice/6.0.6.2$Linux_X86_64 LibreOffice_project/00m0$Build-2</meta:generator>
    <dc:date>2018-11-06T18:53:23.187969934</dc:date>
    <meta:editing-duration>PT4M33S</meta:editing-duration>
    <meta:editing-cycles>1</meta:editing-cycles>
    <meta:document-statistic meta:table-count="0" meta:image-count="0" meta:object-count="0" meta:page-count="1" meta:paragraph-count="9" meta:word-count="31" meta:character-count="209" meta:non-whitespace-character-count="165"/>
  </office:meta>
</office:document-meta>
</file>